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2pt" fo:font-weight="normal" officeooo:rsid="001222aa" officeooo:paragraph-rsid="001222aa" style:font-size-asian="19.25pt" style:font-weight-asian="normal" style:font-size-complex="22pt" style:font-weight-complex="normal"/>
    </style:style>
    <style:style style:name="P2" style:family="paragraph" style:parent-style-name="Standard">
      <style:text-properties style:font-name="Liberation Sans" fo:font-size="12pt" fo:font-weight="normal" officeooo:rsid="001222aa" officeooo:paragraph-rsid="0013c1c0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normal" officeooo:rsid="0013c1c0" officeooo:paragraph-rsid="0013c1c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13c1c0" officeooo:paragraph-rsid="0013ca62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13ca62" officeooo:paragraph-rsid="0013ca62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13ca62" officeooo:paragraph-rsid="00141e60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normal" officeooo:rsid="00141e60" officeooo:paragraph-rsid="00141e6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font-weight="normal" officeooo:rsid="00158c36" officeooo:paragraph-rsid="00158c3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font-weight="normal" officeooo:rsid="0017d9a8" officeooo:paragraph-rsid="0017d9a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d9a8" officeooo:paragraph-rsid="0017d9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8c36" officeooo:paragraph-rsid="00158c3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1e60" officeooo:paragraph-rsid="00141e6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41e60" officeooo:paragraph-rsid="00141e6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a62" officeooo:paragraph-rsid="0013ca6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1c0" officeooo:paragraph-rsid="0013ca6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1c0" officeooo:paragraph-rsid="0013c1c0" style:font-size-asian="10.5pt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5</text:p>
      <text:p text:style-name="P2">Um diese tote Makierung zu vermeiden, entwerfen wir eine Steuerung mit Hilfe von S-Invarianten.Zum erstens stellen wir eine algebraische Modell von dem Petri-Netz.</text:p>
      <text:p text:style-name="P2"/>
      <text:p text:style-name="P3">Modell ohne Steuerung</text:p>
      <text:p text:style-name="P3"/>
      <text:p text:style-name="P16"><text:s text:c="45"/><draw:frame draw:style-name="fr1" draw:name="Object1" text:anchor-type="as-char" svg:y="-0.152in" svg:width="1.9752in" svg:height="0.21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text:s/></text:p>
      <text:p text:style-name="P3"/>
      <text:p text:style-name="P4">mit</text:p>
      <text:p text:style-name="P4"/>
      <text:p text:style-name="P15"><text:s text:c="35"/><draw:frame draw:style-name="fr1" draw:name="Object2" text:anchor-type="as-char" svg:y="-0.922in" svg:width="2.7945in" svg:height="1.74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6">Die Summe von TB1,TB2,TB3 und TB4 muss kleiner als 4 sein. </text:p>
      <text:p text:style-name="P7">Forderungsgleichung</text:p>
      <text:p text:style-name="P7"/>
      <text:p text:style-name="P13"><text:s text:c="55"/><draw:frame draw:style-name="fr1" draw:name="Object3" text:anchor-type="as-char" svg:y="-0.1728in" svg:width="0.8846in" svg:height="0.220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6">Das führt sofort zu</text:p>
      <text:p text:style-name="P5"><text:s text:c="12"/></text:p>
      <text:p text:style-name="P14"><text:s text:c="39"/><draw:frame draw:style-name="fr1" draw:name="Object4" text:anchor-type="as-char" svg:y="-0.1728in" svg:width="2.5709in" svg:height="0.220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7">Durch Auflösen der Gleichung</text:p>
      <text:p text:style-name="P7"/>
      <text:p text:style-name="P12"><text:s text:c="55"/><draw:frame draw:style-name="fr1" draw:name="Object5" text:anchor-type="as-char" svg:y="-0.1728in" svg:width="0.8575in" svg:height="0.2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>Erhält man die Kanten und ihre Gewichte, mit denen die zusätzliche Stelle<draw:frame draw:style-name="fr1" draw:name="Object6" text:anchor-type="as-char" svg:y="-0.1484in" svg:width="0.2035in" svg:height="0.2098in" draw:z-index="5"><draw:object xlink:href="./Object 6" xlink:type="simple" xlink:show="embed" xlink:actuate="onLoad"/><draw:image xlink:href="./ObjectReplacements/Object 6" xlink:type="simple" xlink:show="embed" xlink:actuate="onLoad"/></draw:frame> mit den Transitionen des ursprünglichen Netzes verbunden sein.</text:p>
      <text:p text:style-name="P7"/>
      <text:p text:style-name="P12"><text:s text:c="43"/><draw:frame draw:style-name="fr1" draw:name="Object7" text:anchor-type="as-char" svg:y="-0.1744in" svg:width="2.0772in" svg:height="0.234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8">Zur Berechnung der Anfangsmakierung der Stelle wird durch die Gleichung</text:p>
      <text:p text:style-name="P8"/>
      <text:p text:style-name="P11"><text:s text:c="51"/><draw:frame draw:style-name="fr1" draw:name="Object8" text:anchor-type="as-char" svg:y="-0.172in" svg:width="1.4161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/>
      <text:p text:style-name="P9">ausgewertet. </text:p>
      <text:p text:style-name="P9"/>
      <text:p text:style-name="P10"><text:s text:c="57"/><draw:frame draw:style-name="fr1" draw:name="Object9" text:anchor-type="as-char" svg:y="-0.152in" svg:width="0.698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1:55:37.004779488</meta:creation-date>
    <meta:editing-duration>PT1H24M18S</meta:editing-duration>
    <meta:editing-cycles>8</meta:editing-cycles>
    <meta:generator>LibreOffice/4.2.8.2$Linux_X86_64 LibreOffice_project/420m0$Build-2</meta:generator>
    <dc:date>2016-11-11T13:31:49.350066651</dc:date>
    <meta:document-statistic meta:table-count="0" meta:image-count="0" meta:object-count="9" meta:page-count="1" meta:paragraph-count="20" meta:word-count="80" meta:character-count="935" meta:non-whitespace-character-count="470"/>
  </office:meta>
</office:document-meta>
</file>

<file path=Object 1/content.xml><?xml version="1.0" encoding="utf-8"?>
<math xmlns="http://www.w3.org/1998/Math/MathML" display="block">
  <semantics>
    <mrow>
      <munder accentunder="true">
        <mi>m</mi>
        <mo>̲</mo>
      </munder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under accentunder="true">
          <mi>m</mi>
          <mo>̲</mo>
        </munder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under accentunder="true">
            <mi>N</mi>
            <mo>̲</mo>
          </munder>
          <mo stretchy="false">∗</mo>
          <munder accentunder="true">
            <mrow>
              <mi>v</mi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  <mo>̲</mo>
          </munder>
        </mrow>
      </mrow>
    </mrow>
    <annotation encoding="StarMath 5.0">underline {m}( k+1 )= underline {m}( k )+ underline {N}* underline {v(k+1)}     
</annotation>
  </semantics>
</math>
</file>

<file path=Object 2/content.xml><?xml version="1.0" encoding="utf-8"?>
<math xmlns="http://www.w3.org/1998/Math/MathML" display="block">
  <semantics>
    <mrow>
      <munder accentunder="true">
        <mi>N</mi>
        <mo>̲</mo>
      </munder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</mtable>
        </mrow>
        <mo fence="true" stretchy="true">]</mo>
      </mrow>
    </mrow>
    <annotation encoding="StarMath 5.0">underline {N}= left [ matrix{-1#0#0#0#0#0#1##1#-1#0#0#0#0#0##0#1#-1#0#0#0#0##0#0#1#-1#0#0#0##0#0#0#1#-1#0#0##0#0#0#0#1#-1#0##1#0#0#0#0#1#-1##-1#1#0#0#0#-1#1}  right ] </annotation>
  </semantics>
</math>
</file>

<file path=Object 3/content.xml><?xml version="1.0" encoding="utf-8"?>
<math xmlns="http://www.w3.org/1998/Math/MathML" display="block">
  <semantics>
    <mrow>
      <mrow>
        <mn>3</mn>
        <mo stretchy="false">≥</mo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under accentunder="true">
            <mi>m</mi>
            <mo>̲</mo>
          </munder>
        </mrow>
      </mrow>
      <mrow>
        <mo fence="true" stretchy="false">(</mo>
        <mrow>
          <mi>k</mi>
        </mrow>
        <mo fence="true" stretchy="false">)</mo>
      </mrow>
    </mrow>
    <annotation encoding="StarMath 5.0">3  &gt;= left [ matrix{0#0#1#1#1#1#0#0} right ]    * underline {m} ( k) </annotation>
  </semantics>
</math>
</file>

<file path=Object 4/content.xml><?xml version="1.0" encoding="utf-8"?>
<math xmlns="http://www.w3.org/1998/Math/MathML" display="block">
  <semantics>
    <mrow>
      <mrow>
        <mi>b</mi>
        <mo stretchy="false">≥</mo>
        <mrow>
          <msup>
            <munder accentunder="true">
              <mi>l</mi>
              <mo>̲</mo>
            </munder>
            <mi>T</mi>
          </msup>
          <mo stretchy="false">∗</mo>
          <munder accentunder="true">
            <mi>m</mi>
            <mo>̲</mo>
          </munder>
        </mrow>
      </mrow>
      <mrow>
        <mo fence="true" stretchy="false">(</mo>
        <mrow>
          <mi>k</mi>
        </mrow>
        <mo fence="true" stretchy="false">)</mo>
      </mrow>
    </mrow>
    <annotation encoding="StarMath 5.0">b&gt;= {underline { l}}^{T} * underline {m} ( k )</annotation>
  </semantics>
</math>
</file>

<file path=Object 5/content.xml><?xml version="1.0" encoding="utf-8"?>
<math xmlns="http://www.w3.org/1998/Math/MathML" display="block">
  <semantics>
    <mrow>
      <msubsup>
        <munder accentunder="true">
          <mi>n</mi>
          <mo>̲</mo>
        </munder>
        <mi>c</mi>
        <mi>T</mi>
      </msubsup>
      <mo stretchy="false">=</mo>
      <mrow>
        <mrow>
          <mo stretchy="false">−</mo>
          <msup>
            <munder accentunder="true">
              <mi>l</mi>
              <mo>̲</mo>
            </munder>
            <mi>T</mi>
          </msup>
        </mrow>
        <mo stretchy="false">∗</mo>
        <munder accentunder="true">
          <mi>N</mi>
          <mo>̲</mo>
        </munder>
      </mrow>
    </mrow>
    <annotation encoding="StarMath 5.0">{underline { n}}_{c}^{T} =- {underline { l}}^{T} * underline {N} </annotation>
  </semantics>
</math>
</file>

<file path=Object 6/content.xml><?xml version="1.0" encoding="utf-8"?>
<math xmlns="http://www.w3.org/1998/Math/MathML" display="block">
  <semantics>
    <msub>
      <mi>s</mi>
      <mi>c</mi>
    </msub>
    <annotation encoding="StarMath 5.0">s_{c}</annotation>
  </semantics>
</math>
</file>

<file path=Object 7/content.xml><?xml version="1.0" encoding="utf-8"?>
<math xmlns="http://www.w3.org/1998/Math/MathML" display="block">
  <semantics>
    <mrow>
      <msubsup>
        <munder accentunder="true">
          <mi>n</mi>
          <mo>̲</mo>
        </munder>
        <mi>c</mi>
        <mi>T</mi>
      </msubsup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{underline { n}}^{T}_{c} = left [ matrix{0#-1#0#0#0#1#0} right ] </annotation>
  </semantics>
</math>
</file>

<file path=Object 8/content.xml><?xml version="1.0" encoding="utf-8"?>
<math xmlns="http://www.w3.org/1998/Math/MathML" display="block">
  <semantics>
    <mrow>
      <msub>
        <munder accentunder="true">
          <mi>m</mi>
          <mo>̲</mo>
        </munder>
        <mi>c</mi>
      </msub>
      <mrow>
        <mrow>
          <mo fence="true" stretchy="false">(</mo>
          <mrow>
            <mn>0</mn>
          </mrow>
          <mo fence="true" stretchy="false">)</mo>
        </mrow>
        <mo stretchy="false">=</mo>
        <mrow>
          <mi>b</mi>
          <mo stretchy="false">−</mo>
          <mrow>
            <msup>
              <munder accentunder="true">
                <mi>l</mi>
                <mo>̲</mo>
              </munder>
              <mi>T</mi>
            </msup>
            <mo stretchy="false">∗</mo>
            <munder accentunder="true">
              <mi>m</mi>
              <mo>̲</mo>
            </munder>
          </mrow>
        </mrow>
      </mrow>
      <mrow>
        <mo fence="true" stretchy="false">(</mo>
        <mrow>
          <mn>0</mn>
        </mrow>
        <mo fence="true" stretchy="false">)</mo>
      </mrow>
    </mrow>
    <annotation encoding="StarMath 5.0">{underline {m}} _ {c}( 0 )=b- {underline{l}}^{T}* underline {m} ( 0 )</annotation>
  </semantics>
</math>
</file>

<file path=Object 9/content.xml><?xml version="1.0" encoding="utf-8"?>
<math xmlns="http://www.w3.org/1998/Math/MathML" display="block">
  <semantics>
    <mrow>
      <msub>
        <munder accentunder="true">
          <mi>m</mi>
          <mo>̲</mo>
        </munder>
        <mi>c</mi>
      </msub>
      <mrow>
        <mrow>
          <mo fence="true" stretchy="false">(</mo>
          <mrow>
            <mn>0</mn>
          </mrow>
          <mo fence="true" stretchy="false">)</mo>
        </mrow>
        <mo stretchy="false">=</mo>
        <mn>3</mn>
      </mrow>
    </mrow>
    <annotation encoding="StarMath 5.0">{underline {m}} _ {c}( 0 )=3</annotation>
  </semantics>
</math>
</file>